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3331745653727" calcext:value-type="float">
            <text:p>99,33</text:p>
          </table:table-cell>
          <table:table-cell table:style-name="ce3" table:formula="of:=([.F2]/12597)*100" office:value-type="float" office:value="0.666825434627292" calcext:value-type="float">
            <text:p>0,67</text:p>
          </table:table-cell>
          <table:table-cell office:value-type="float" office:value="3289" calcext:value-type="float">
            <text:p>3289</text:p>
          </table:table-cell>
          <table:table-cell table:style-name="ce4" table:formula="of:=[.E18]+[.H18]" office:value-type="float" office:value="12513" calcext:value-type="float">
            <text:p>12513</text:p>
          </table:table-cell>
          <table:table-cell table:formula="of:=12597-[.E2]" office:value-type="float" office:value="84" calcext:value-type="float">
            <text:p>84</text:p>
          </table:table-cell>
          <table:table-cell office:value-type="float" office:value="239.244233131" calcext:value-type="float">
            <text:p>239,244233131</text:p>
          </table:table-cell>
          <table:table-cell office:value-type="float" office:value="6.46818709373" calcext:value-type="float">
            <text:p>6,468187093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428435341748" calcext:value-type="float">
            <text:p>99,43</text:p>
          </table:table-cell>
          <table:table-cell table:style-name="ce3" table:formula="of:=([.F3]/12597)*100" office:value-type="float" office:value="0.571564658251965" calcext:value-type="float">
            <text:p>0,57</text:p>
          </table:table-cell>
          <table:table-cell office:value-type="float" office:value="5312" calcext:value-type="float">
            <text:p>5312</text:p>
          </table:table-cell>
          <table:table-cell table:style-name="ce4" table:formula="of:=[.E19]+[.H19]" office:value-type="float" office:value="12525" calcext:value-type="float">
            <text:p>12525</text:p>
          </table:table-cell>
          <table:table-cell table:formula="of:=12597-[.E3]" office:value-type="float" office:value="72" calcext:value-type="float">
            <text:p>72</text:p>
          </table:table-cell>
          <table:table-cell office:value-type="float" office:value="215.920131922" calcext:value-type="float">
            <text:p>215,920131922</text:p>
          </table:table-cell>
          <table:table-cell office:value-type="float" office:value="10.3298728466" calcext:value-type="float">
            <text:p>10,329872846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 office:value-type="float" office:value="7154" calcext:value-type="float">
            <text:p>7154</text:p>
          </table:table-cell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167.364583969" calcext:value-type="float">
            <text:p>167,364583969</text:p>
          </table:table-cell>
          <table:table-cell office:value-type="float" office:value="13.8563230038" calcext:value-type="float">
            <text:p>13,856323003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983408748115" calcext:value-type="float">
            <text:p>99,70</text:p>
          </table:table-cell>
          <table:table-cell table:style-name="ce3" table:formula="of:=([.F5]/12597)*100" office:value-type="float" office:value="0.301659125188537" calcext:value-type="float">
            <text:p>0,30</text:p>
          </table:table-cell>
          <table:table-cell office:value-type="float" office:value="4218" calcext:value-type="float">
            <text:p>4218</text:p>
          </table:table-cell>
          <table:table-cell table:style-name="ce4" table:formula="of:=[.E21]+[.H21]" office:value-type="float" office:value="12559" calcext:value-type="float">
            <text:p>12559</text:p>
          </table:table-cell>
          <table:table-cell table:formula="of:=12597-[.E5]" office:value-type="float" office:value="38" calcext:value-type="float">
            <text:p>38</text:p>
          </table:table-cell>
          <table:table-cell office:value-type="float" office:value="159.692718029" calcext:value-type="float">
            <text:p>159,692718029</text:p>
          </table:table-cell>
          <table:table-cell office:value-type="float" office:value="6.75966501236" calcext:value-type="float">
            <text:p>6,759665012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395729141859" calcext:value-type="float">
            <text:p>99,54</text:p>
          </table:table-cell>
          <table:table-cell table:style-name="ce3" table:formula="of:=([.F6]/12597)*100" office:value-type="float" office:value="0.460427085814083" calcext:value-type="float">
            <text:p>0,46</text:p>
          </table:table-cell>
          <table:table-cell office:value-type="float" office:value="3937" calcext:value-type="float">
            <text:p>3937</text:p>
          </table:table-cell>
          <table:table-cell table:style-name="ce4" table:formula="of:=[.E22]+[.H22]" office:value-type="float" office:value="12539" calcext:value-type="float">
            <text:p>12539</text:p>
          </table:table-cell>
          <table:table-cell table:formula="of:=12597-[.E6]" office:value-type="float" office:value="58" calcext:value-type="float">
            <text:p>58</text:p>
          </table:table-cell>
          <table:table-cell office:value-type="float" office:value="168.882124186" calcext:value-type="float">
            <text:p>168,882124186</text:p>
          </table:table-cell>
          <table:table-cell office:value-type="float" office:value="6.32768321037" calcext:value-type="float">
            <text:p>6,327683210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348336905612" calcext:value-type="float">
            <text:p>99,63</text:p>
          </table:table-cell>
          <table:table-cell table:style-name="ce3" table:formula="of:=([.F7]/12597)*100" office:value-type="float" office:value="0.365166309438755" calcext:value-type="float">
            <text:p>0,37</text:p>
          </table:table-cell>
          <table:table-cell office:value-type="float" office:value="7656" calcext:value-type="float">
            <text:p>7656</text:p>
          </table:table-cell>
          <table:table-cell table:style-name="ce4" table:formula="of:=[.E23]+[.H23]"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191.085711002" calcext:value-type="float">
            <text:p>191,085711002</text:p>
          </table:table-cell>
          <table:table-cell office:value-type="float" office:value="14.862732172" calcext:value-type="float">
            <text:p>14,86273217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7616099071207" calcext:value-type="float">
            <text:p>98,76</text:p>
          </table:table-cell>
          <table:table-cell table:style-name="ce3" table:formula="of:=([.F8]/12597)*100" office:value-type="float" office:value="1.23839009287926" calcext:value-type="float">
            <text:p>1,24</text:p>
          </table:table-cell>
          <table:table-cell office:value-type="float" office:value="3919" calcext:value-type="float">
            <text:p>3919</text:p>
          </table:table-cell>
          <table:table-cell table:style-name="ce4" table:formula="of:=[.E24]+[.H24]" office:value-type="float" office:value="12441" calcext:value-type="float">
            <text:p>12441</text:p>
          </table:table-cell>
          <table:table-cell table:formula="of:=12597-[.E8]" office:value-type="float" office:value="156" calcext:value-type="float">
            <text:p>156</text:p>
          </table:table-cell>
          <table:table-cell office:value-type="float" office:value="174.671998024" calcext:value-type="float">
            <text:p>174,671998024</text:p>
          </table:table-cell>
          <table:table-cell office:value-type="float" office:value="7.27411103249" calcext:value-type="float">
            <text:p>7,27411103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745256807176" calcext:value-type="float">
            <text:p>99,67</text:p>
          </table:table-cell>
          <table:table-cell table:style-name="ce3" table:formula="of:=([.F9]/12597)*100" office:value-type="float" office:value="0.325474319282369" calcext:value-type="float">
            <text:p>0,33</text:p>
          </table:table-cell>
          <table:table-cell office:value-type="float" office:value="5416" calcext:value-type="float">
            <text:p>5416</text:p>
          </table:table-cell>
          <table:table-cell table:style-name="ce4" table:formula="of:=[.E25]+[.H25]" office:value-type="float" office:value="12556" calcext:value-type="float">
            <text:p>12556</text:p>
          </table:table-cell>
          <table:table-cell table:formula="of:=12597-[.E9]" office:value-type="float" office:value="41" calcext:value-type="float">
            <text:p>41</text:p>
          </table:table-cell>
          <table:table-cell office:value-type="float" office:value="113.519512892" calcext:value-type="float">
            <text:p>113,519512892</text:p>
          </table:table-cell>
          <table:table-cell office:value-type="float" office:value="9.96050190926" calcext:value-type="float">
            <text:p>9,960501909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4125585456855" calcext:value-type="float">
            <text:p>99,41</text:p>
          </table:table-cell>
          <table:table-cell table:style-name="ce3" table:formula="of:=([.F10]/12597)*100" office:value-type="float" office:value="0.587441454314519" calcext:value-type="float">
            <text:p>0,59</text:p>
          </table:table-cell>
          <table:table-cell office:value-type="float" office:value="5284" calcext:value-type="float">
            <text:p>5284</text:p>
          </table:table-cell>
          <table:table-cell table:style-name="ce4" table:formula="of:=[.E26]+[.H26]" office:value-type="float" office:value="12523" calcext:value-type="float">
            <text:p>12523</text:p>
          </table:table-cell>
          <table:table-cell table:formula="of:=12597-[.E10]" office:value-type="float" office:value="74" calcext:value-type="float">
            <text:p>74</text:p>
          </table:table-cell>
          <table:table-cell office:value-type="float" office:value="205.968909979" calcext:value-type="float">
            <text:p>205,968909979</text:p>
          </table:table-cell>
          <table:table-cell office:value-type="float" office:value="9.71560001373" calcext:value-type="float">
            <text:p>9,715600013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5313963642137" calcext:value-type="float">
            <text:p>98,53</text:p>
          </table:table-cell>
          <table:table-cell table:style-name="ce3" table:formula="of:=([.F11]/12597)*100" office:value-type="float" office:value="1.4686036357863" calcext:value-type="float">
            <text:p>1,47</text:p>
          </table:table-cell>
          <table:table-cell office:value-type="float" office:value="3790" calcext:value-type="float">
            <text:p>3790</text:p>
          </table:table-cell>
          <table:table-cell table:style-name="ce4" table:formula="of:=[.E27]+[.H27]" office:value-type="float" office:value="12412" calcext:value-type="float">
            <text:p>12412</text:p>
          </table:table-cell>
          <table:table-cell table:formula="of:=12597-[.E11]" office:value-type="float" office:value="185" calcext:value-type="float">
            <text:p>185</text:p>
          </table:table-cell>
          <table:table-cell office:value-type="float" office:value="280.861138105" calcext:value-type="float">
            <text:p>280,861138105</text:p>
          </table:table-cell>
          <table:table-cell office:value-type="float" office:value="6.14797496796" calcext:value-type="float">
            <text:p>6,14797496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704850361197" calcext:value-type="float">
            <text:p>99,3704850361</text:p>
          </table:table-cell>
          <table:table-cell table:formula="of:=AVERAGE([.C2:.C11])" office:value-type="float" office:value="0.629514963880289" calcext:value-type="float">
            <text:p>0,6295149639</text:p>
          </table:table-cell>
          <table:table-cell table:formula="of:=SUM([.D2:.D11])/10" office:value-type="float" office:value="4997.5" calcext:value-type="float">
            <text:p>4997,5</text:p>
          </table:table-cell>
          <table:table-cell table:formula="of:=AVERAGE([.E2:.E11])" office:value-type="float" office:value="12517.7" calcext:value-type="float">
            <text:p>12517,7</text:p>
          </table:table-cell>
          <table:table-cell table:formula="of:=AVERAGE([.F2:.F11])" office:value-type="float" office:value="79.3" calcext:value-type="float">
            <text:p>79,3</text:p>
          </table:table-cell>
          <table:table-cell table:formula="of:=SUM([.G2:.G11])/10" office:value-type="float" office:value="191.7211061239" calcext:value-type="float">
            <text:p>191,7211061239</text:p>
          </table:table-cell>
          <table:table-cell table:formula="of:=SUM([.H2:.H11])/10" office:value-type="float" office:value="9.17026512623" calcext:value-type="float">
            <text:p>9,170265126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96721441613082" calcext:value-type="float">
            <text:p>0,396721441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7.3" calcext:value-type="float">
            <text:p>5797,3</text:p>
          </table:table-cell>
          <table:table-cell table:formula="of:=AVERAGE([.G18:.G27])" office:value-type="float" office:value="65.4" calcext:value-type="float">
            <text:p>65,4</text:p>
          </table:table-cell>
          <table:table-cell/>
          <table:table-cell office:value-type="float" office:value="5801" calcext:value-type="float">
            <text:p>5801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formula="of:=12597-SUM([.E18:.G18])" office:value-type="float" office:value="6712" calcext:value-type="float">
            <text:p>671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.9" calcext:value-type="float">
            <text:p>13,9</text:p>
          </table:table-cell>
          <table:table-cell table:formula="of:=AVERAGE([.H18:.H27])" office:value-type="float" office:value="6720.4" calcext:value-type="float">
            <text:p>6720,4</text:p>
          </table:table-cell>
          <table:table-cell/>
          <table:table-cell office:value-type="float" office:value="5795" calcext:value-type="float">
            <text:p>5795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formula="of:=12597-SUM([.E19:.G19])" office:value-type="float" office:value="6730" calcext:value-type="float">
            <text:p>673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12597-SUM([.E20:.G20])" office:value-type="float" office:value="6810" calcext:value-type="float">
            <text:p>681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7.3" calcext:value-type="float">
            <text:p>5797,3</text:p>
          </table:table-cell>
          <table:table-cell table:number-columns-repeated="2"/>
          <table:table-cell office:value-type="float" office:value="5841" calcext:value-type="float">
            <text:p>584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12597-SUM([.E21:.G21])" office:value-type="float" office:value="6718" calcext:value-type="float">
            <text:p>671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.9" calcext:value-type="float">
            <text:p>13,9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12597-SUM([.E22:.G22])" office:value-type="float" office:value="6702" calcext:value-type="float">
            <text:p>670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5.4" calcext:value-type="float">
            <text:p>65,4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12597-SUM([.E23:.G23])" office:value-type="float" office:value="6702" calcext:value-type="float">
            <text:p>670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.4" calcext:value-type="float">
            <text:p>6720,4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table:formula="of:=12597-SUM([.E24:.G24])" office:value-type="float" office:value="6657" calcext:value-type="float">
            <text:p>665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7" calcext:value-type="float">
            <text:p>586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12597-SUM([.E25:.G25])" office:value-type="float" office:value="6689" calcext:value-type="float">
            <text:p>668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9" calcext:value-type="float">
            <text:p>578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formula="of:=12597-SUM([.E26:.G26])" office:value-type="float" office:value="6734" calcext:value-type="float">
            <text:p>673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2" calcext:value-type="float">
            <text:p>5662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table:formula="of:=12597-SUM([.E27:.G27])" office:value-type="float" office:value="6750" calcext:value-type="float">
            <text:p>675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3704850361197" calcext:value-type="float">
            <text:p>0,9937048504</text:p>
          </table:table-cell>
          <table:table-cell table:number-columns-repeated="2"/>
          <table:table-cell table:formula="of:=SUM([.E18:.E27])/10" office:value-type="float" office:value="5797.3" calcext:value-type="float">
            <text:p>5797,3</text:p>
          </table:table-cell>
          <table:table-cell table:formula="of:=SUM([.F18:.F27])/10" office:value-type="float" office:value="13.9" calcext:value-type="float">
            <text:p>13,9</text:p>
          </table:table-cell>
          <table:table-cell table:formula="of:=SUM([.G18:.G27])/10" office:value-type="float" office:value="65.4" calcext:value-type="float">
            <text:p>65,4</text:p>
          </table:table-cell>
          <table:table-cell table:formula="of:=SUM([.H18:.H27])/10" office:value-type="float" office:value="6720.4" calcext:value-type="float">
            <text:p>6720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629514963880289" calcext:value-type="float">
            <text:p>0,0062951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8844730243744" calcext:value-type="float">
            <text:p>0,9888447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35939889818" calcext:value-type="float">
            <text:p>0,99793593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53:45.8124054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16S</meta:editing-duration>
    <meta:editing-cycles>10</meta:editing-cycles>
    <meta:generator>LibreOffice/5.1.6.2$Linux_X86_64 LibreOffice_project/10m0$Build-2</meta:generator>
    <dc:date>2018-01-21T17:55:27.236059578</dc:date>
    <meta:document-statistic meta:table-count="1" meta:cell-count="177" meta:object-count="0"/>
  </office:meta>
</office:document-meta>
</file>